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Heading_20_1">
      <style:paragraph-properties style:snap-to-layout-grid="false"/>
    </style:style>
    <style:style style:name="P24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4044400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3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5-10">
            <text:p text:style-name="P10">10.05.10</text:p>
          </table:table-cell>
          <table:table-cell table:style-name="Table1.C2" office:value-type="string">
            <text:p text:style-name="P10">KW-18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3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03.05. bis 07.05.2010) :</text:span><text:change-start text:change-id="ct134044400"/><text:span text:style-name="T3"> </text:span><text:change-end text:change-id="ct134044400"/></text:p>
          </table:table-cell>
        </table:table-row>
        <table:table-row table:style-name="Table3.1">
          <table:table-cell table:style-name="Table3.A2" office:value-type="string">
            <text:list xml:id="list33513037" text:style-name="WW8Num2">
              <text:list-item>
                <text:p text:style-name="P19">InputMethod die auf den Service für die Erkennung zugreift</text:p>
              </text:list-item>
              <text:list-item>
                <text:p text:style-name="P19">Erkennungsalgorithmen aus dem Prototyp in den Service übernehmen</text:p>
              </text:list-item>
              <text:list-item>
                <text:p text:style-name="P20">Finetuning der MicroGesture Erkennung</text:p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10.05. bis 14.05.2010) :</text:p>
          </table:table-cell>
        </table:table-row>
        <table:table-row table:style-name="Table4.1">
          <table:table-cell table:style-name="Table4.A2" office:value-type="string">
            <text:list xml:id="list33521689" text:continue-numbering="true" text:style-name="WW8Num2">
              <text:list-item>
                <text:p text:style-name="P19">Fertigstellung des Services + InputMethod</text:p>
              </text:list-item>
              <text:list-item>
                <text:p text:style-name="P19">Dokumentation </text:p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4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4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4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3508087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516099" text:continue-list="list33521689" text:style-name="WW8Num2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10. Mai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5-10T13:39:48.92</dc:date>
    <meta:print-date>2001-07-24T10:32:00</meta:print-date>
    <meta:editing-cycles>23</meta:editing-cycles>
    <meta:generator>OpenOffice.org/3.2$Win32 OpenOffice.org_project/320m12$Build-9483</meta:generator>
    <meta:editing-duration>PT03H12M41S</meta:editing-duration>
    <meta:document-statistic meta:table-count="10" meta:image-count="0" meta:object-count="0" meta:page-count="3" meta:paragraph-count="58" meta:word-count="121" meta:character-count="796"/>
  </office:meta>
</office:document-meta>
</file>